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0" style:family="graphic">
      <style:graphic-properties draw:stroke="solid" svg:stroke-width="0.026cm" svg:stroke-color="#ffffff" draw:marker-start="" draw:marker-start-width="0.3cm" draw:marker-start-center="false" draw:marker-end="" draw:marker-end-width="0.3cm" draw:marker-end-center="false" draw:stroke-linejoin="miter" draw:fill="solid" draw:fill-color="#1e88e5" draw:secondary-fill-color="#b3b3b3" draw:textarea-horizontal-align="center" draw:textarea-vertical-align="middle" draw:auto-grow-height="false" draw:fit-to-size="false" style:shrink-to-fit="false" fo:min-height="5.453cm" fo:min-width="9.026cm" fo:padding-top="0.131cm" fo:padding-bottom="0.131cm" fo:padding-left="0.25cm" fo:padding-right="0.25cm" fo:wrap-option="wrap" draw:shadow="visible" draw:shadow-offset-x="0.071cm" draw:shadow-offset-y="0.071cm" draw:shadow-color="#f44336" draw:shadow-opacity="100%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>
      <style:graphic-properties fo:min-height="9.751cm"/>
      <style:paragraph-properties style:writing-mode="lr-tb"/>
    </style:style>
    <style:style style:name="pr10" style:family="presentation" style:parent-style-name="Alizarin-outline1">
      <style:graphic-properties draw:textarea-vertical-align="top"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15pt" style:font-size-asian="15pt" style:font-size-complex="15pt"/>
    </style:style>
    <style:style style:name="P6" style:family="paragraph">
      <style:paragraph-properties style:writing-mode="lr-tb"/>
      <style:text-properties fo:color="#c9211e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0" style:family="paragraph">
      <loext:graphic-properties draw:fill="solid" draw:fill-color="#1e88e5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1" style:family="paragraph">
      <loext:graphic-properties draw:fill-color="#ffffff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erif" fo:font-size="15pt" style:font-size-asian="15pt" style:font-size-complex="15pt"/>
    </style:style>
    <style:style style:name="T4" style:family="text">
      <style:text-properties fo:color="#c9211e" loext:opacity="100%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GitHub</text:p>
          </draw:text-box>
        </draw:frame>
        <draw:frame presentation:style-name="pr2" draw:text-style-name="P3" draw:layer="layout" svg:width="10.565cm" svg:height="2.68cm" svg:x="17.145cm" svg:y="12.56cm" presentation:class="subtitle" presentation:user-transformed="true">
          <draw:text-box>
            <text:p text:style-name="P1"><text:span text:style-name="T1"/></text:p>
            <text:p text:style-name="P1"><text:span text:style-name="T1">Presented By: Amar Sharma</text:span></text:p>
            <text:p text:style-name="P1"><text:span text:style-name="T1"/></text:p>
            <text:p text:style-name="P2"><text:span text:style-name="T1">RM: Mr. Mayur Kharat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 text:style-name="P1">Essentials of GitHub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xml:id="id1" text:id="id1"><text:span text:style-name="T2">Hosting Platform</text:span></text:p>
              </text:list-item>
              <text:list-item>
                <text:p xml:id="id2" text:id="id2"><text:span text:style-name="T2">Bug Tracking</text:span></text:p>
              </text:list-item>
              <text:list-item>
                <text:p xml:id="id3" text:id="id3"><text:span text:style-name="T2">Access Control</text:span></text:p>
              </text:list-item>
              <text:list-item>
                <text:p xml:id="id4" text:id="id4"><text:span text:style-name="T2">Software Feature Request </text:span></text:p>
              </text:list-item>
              <text:list-item>
                <text:p xml:id="id5" text:id="id5"><text:span text:style-name="T2">Continuous Integration </text:span></text:p>
              </text:list-item>
              <text:list-item>
                <text:p xml:id="id6" text:id="id6"><text:span text:style-name="T2">Wikis for every Project</text:span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3">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rent Organization: Microsoft Corpo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12.03cm" svg:height="2cm" svg:x="7.02cm" svg:y="6.89cm" presentation:class="title" presentation:user-transformed="true">
          <draw:text-box>
            <text:p><text:span text:style-name="T4">Why do I need a GitHub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Advantages of GitHub</text:p>
          </draw:text-box>
        </draw:frame>
        <draw:frame presentation:style-name="pr9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xml:id="id7" text:id="id7"><text:span text:style-name="T2">It makes it easy to contribute to your open source projects</text:span></text:p>
              </text:list-item>
              <text:list-item>
                <text:p xml:id="id8" text:id="id8"><text:span text:style-name="T2">Documentation</text:span></text:p>
              </text:list-item>
              <text:list-item>
                <text:p xml:id="id9" text:id="id9"><text:span text:style-name="T2">Showcase your work</text:span></text:p>
              </text:list-item>
              <text:list-item>
                <text:p xml:id="id10" text:id="id10"><text:span text:style-name="T2">Track changes in your code across vers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it Commands</text:p>
          </draw:text-box>
        </draw:frame>
        <draw:frame presentation:style-name="pr9" draw:text-style-name="P1" draw:layer="layout" svg:width="25.5cm" svg:height="9.75cm" svg:x="1cm" svg:y="3.75cm" presentation:class="outline">
          <draw:text-box>
            <text:list text:style-name="L3">
              <text:list-item>
                <text:p><text:span text:style-name="T2">Lets Learn about Git commands… : )</text:span></text:p>
              </text:list-item>
              <text:list-item>
                <text:p><text:span text:style-name="T2"/></text:p>
              </text:list-item>
              <text:list-item>
                <text:p xml:id="id11" text:id="id11"><text:span text:style-name="T2">1. How we can install Git?</text:span></text:p>
                <text:p xml:id="id12" text:id="id12"><text:span text:style-name="T2">Query: $ git sudo dnf install git</text:span></text:p>
              </text:list-item>
              <text:list-item>
                <text:p><text:span text:style-name="T2"/></text:p>
              </text:list-item>
              <text:list-item>
                <text:p xml:id="id13" text:id="id13"><text:span text:style-name="T2">The above query will vary to another Operating System.</text:span></text:p>
              </text:list-item>
              <text:list-item>
                <text:p><text:span text:style-name="T2"/></text:p>
              </text:list-item>
              <text:list-item>
                <text:p xml:id="id14" text:id="id14"><text:span text:style-name="T2">2. To check the version of Git:</text:span></text:p>
              </text:list-item>
              <text:list-item>
                <text:p xml:id="id15" text:id="id15"><text:span text:style-name="T2">Query: $ git –version</text:span></text:p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it Commands</text:p>
          </draw:text-box>
        </draw:frame>
        <draw:frame presentation:style-name="pr9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xml:id="id16" text:id="id16"><text:span text:style-name="T2">To configure User_Name - </text:span></text:p>
              </text:list-item>
              <text:list-item>
                <text:p xml:id="id17" text:id="id17"><text:span text:style-name="T2">Query: $ git config –-global user.name “Your_Name”</text:span></text:p>
              </text:list-item>
              <text:list-item>
                <text:p><text:span text:style-name="T2"/></text:p>
              </text:list-item>
              <text:list-item>
                <text:p xml:id="id18" text:id="id18"><text:span text:style-name="T2">To configure Email_ID - </text:span></text:p>
              </text:list-item>
              <text:list-item>
                <text:p xml:id="id19" text:id="id19"><text:span text:style-name="T2">Query: $ git config –-global user.email “Your_Email_ID”</text:span></text:p>
              </text:list-item>
              <text:list-item>
                <text:p><text:span text:style-name="T2"/></text:p>
              </text:list-item>
              <text:list-item>
                <text:p xml:id="id20" text:id="id20"><text:span text:style-name="T2">To edit Name / Email - </text:span></text:p>
              </text:list-item>
              <text:list-item>
                <text:p xml:id="id21" text:id="id21"><text:span text:style-name="T2">Query: $ git config –-global –-edit</text:span></text:p>
              </text:list-item>
              <text:list-item>
                <text:p><text:span text:style-name="T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it Commands</text:p>
          </draw:text-box>
        </draw:frame>
        <draw:frame presentation:style-name="pr9" draw:text-style-name="P5" draw:layer="layout" svg:width="25.5cm" svg:height="9.75cm" svg:x="1.146cm" svg:y="3.727cm" presentation:class="outline" presentation:user-transformed="true">
          <draw:text-box>
            <text:list text:style-name="L3">
              <text:list-item>
                <text:p xml:id="id22" text:id="id22"><text:span text:style-name="T2">For Initialization - </text:span></text:p>
              </text:list-item>
              <text:list-item>
                <text:p xml:id="id23" text:id="id23"><text:span text:style-name="T2">Query: $ git init</text:span></text:p>
              </text:list-item>
              <text:list-item>
                <text:p><text:span text:style-name="T2"/></text:p>
              </text:list-item>
            </text:list>
            <text:p xml:id="id24" text:id="id24"><text:span text:style-name="T2">Stages of Git to upload Repositories or Files - </text:span></text:p>
            <text:p><text:span text:style-name="T2">Untracked <text:s text:c="15"/>Unmodified <text:s text:c="16"/>Modified <text:s text:c="18"/>Staged </text:span></text:p>
          </draw:text-box>
        </draw:frame>
        <draw:line draw:style-name="gr2" draw:text-style-name="P7" draw:layer="layout" svg:x1="2.54cm" svg:y1="8.255cm" svg:x2="2.54cm" svg:y2="12.7cm">
          <text:p/>
        </draw:line>
        <draw:line draw:style-name="gr2" draw:text-style-name="P7" draw:layer="layout" svg:x1="8.89cm" svg:y1="8.255cm" svg:x2="8.89cm" svg:y2="12.7cm">
          <text:p/>
        </draw:line>
        <draw:line draw:style-name="gr2" draw:text-style-name="P7" draw:layer="layout" svg:x1="15.24cm" svg:y1="8.255cm" svg:x2="15.24cm" svg:y2="12.7cm">
          <text:p/>
        </draw:line>
        <draw:line draw:style-name="gr2" draw:text-style-name="P7" draw:layer="layout" svg:x1="20.955cm" svg:y1="8.255cm" svg:x2="20.955cm" svg:y2="12.7cm">
          <text:p/>
        </draw:line>
        <draw:polyline draw:style-name="gr3" draw:text-style-name="P7" xml:id="id25" draw:id="id25" draw:layer="layout" svg:width="18.414cm" svg:height="0cm" svg:x="2.54cm" svg:y="9.525cm" svg:viewBox="0 0 18415 0" draw:points="0,0 18415,0">
          <text:p/>
        </draw:polyline>
        <draw:polyline draw:style-name="gr4" draw:text-style-name="P7" xml:id="id31" draw:id="id31" draw:layer="layout" svg:width="6.349cm" svg:height="0cm" svg:x="8.89cm" svg:y="10.795cm" svg:viewBox="0 0 6350 0" draw:points="0,0 6350,0">
          <text:p/>
        </draw:polyline>
        <draw:polyline draw:style-name="gr5" draw:text-style-name="P7" xml:id="id29" draw:id="id29" draw:layer="layout" svg:width="5.714cm" svg:height="0cm" svg:x="15.24cm" svg:y="11.43cm" svg:viewBox="0 0 5715 0" draw:points="0,0 5715,0">
          <text:p/>
        </draw:polyline>
        <draw:polyline draw:style-name="gr6" draw:text-style-name="P7" xml:id="id27" draw:id="id27" draw:layer="layout" svg:width="12.064cm" svg:height="0cm" svg:x="8.89cm" svg:y="12.7cm" svg:viewBox="0 0 12065 0" draw:points="12065,0 0,0">
          <text:p/>
        </draw:polyline>
        <draw:polyline draw:style-name="gr7" draw:text-style-name="P7" xml:id="id33" draw:id="id33" draw:layer="layout" svg:width="6.349cm" svg:height="0cm" svg:x="2.54cm" svg:y="11.43cm" svg:viewBox="0 0 6350 0" draw:points="6350,0 0,0">
          <text:p/>
        </draw:polyline>
        <draw:frame draw:style-name="gr8" draw:text-style-name="P8" draw:layer="layout" svg:width="3.81cm" svg:height="0.683cm" svg:x="3.81cm" svg:y="8.842cm">
          <draw:text-box>
            <text:p xml:id="id26" text:id="id26"><text:span text:style-name="T5">Add the file</text:span></text:p>
          </draw:text-box>
        </draw:frame>
        <draw:frame draw:style-name="gr9" draw:text-style-name="P8" draw:layer="layout" svg:width="3.81cm" svg:height="1.115cm" svg:x="10.795cm" svg:y="10.16cm">
          <draw:text-box>
            <text:p xml:id="id32" text:id="id32"><text:span text:style-name="T5">Edit the file</text:span></text:p>
          </draw:text-box>
        </draw:frame>
        <draw:frame draw:style-name="gr9" draw:text-style-name="P8" draw:layer="layout" svg:width="3.81cm" svg:height="1.115cm" svg:x="3.81cm" svg:y="10.795cm">
          <draw:text-box>
            <text:p xml:id="id34" text:id="id34"><text:span text:style-name="T5">Remove the file</text:span></text:p>
          </draw:text-box>
        </draw:frame>
        <draw:frame draw:style-name="gr8" draw:text-style-name="P8" draw:layer="layout" svg:width="3.175cm" svg:height="0.683cm" svg:x="16.51cm" svg:y="10.795cm">
          <draw:text-box>
            <text:p xml:id="id30" text:id="id30"><text:span text:style-name="T5">Stage the file</text:span></text:p>
          </draw:text-box>
        </draw:frame>
        <draw:frame draw:style-name="gr8" draw:text-style-name="P8" draw:layer="layout" svg:width="2.54cm" svg:height="0.683cm" svg:x="17.145cm" svg:y="12.7cm">
          <draw:text-box>
            <text:p xml:id="id28" text:id="id28"><text:span text:style-name="T5">Comm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Git Commands</text:p>
          </draw:text-box>
        </draw:frame>
        <draw:frame presentation:style-name="pr10" draw:text-style-name="P5" draw:layer="layout" svg:width="25.5cm" svg:height="9.75cm" svg:x="1cm" svg:y="3.75cm" presentation:class="outline">
          <draw:text-box>
            <text:list text:style-name="L3">
              <text:list-item>
                <text:p xml:id="id35" text:id="id35"><text:span text:style-name="T2">To add repository - </text:span></text:p>
              </text:list-item>
              <text:list-item>
                <text:p xml:id="id36" text:id="id36"><text:span text:style-name="T2">Query: $ git add FILE_NAME</text:span></text:p>
              </text:list-item>
              <text:list-item>
                <text:p><text:span text:style-name="T2"/></text:p>
              </text:list-item>
              <text:list-item>
                <text:p xml:id="id37" text:id="id37"><text:span text:style-name="T2">To print Untracked / Tracked files in directory - </text:span></text:p>
              </text:list-item>
              <text:list-item>
                <text:p xml:id="id38" text:id="id38"><text:span text:style-name="T2">Query: $ git status</text:span></text:p>
              </text:list-item>
              <text:list-item>
                <text:p><text:span text:style-name="T2"/></text:p>
              </text:list-item>
              <text:list-item>
                <text:p xml:id="id39" text:id="id39"><text:span text:style-name="T2">To Commit the files - </text:span></text:p>
              </text:list-item>
              <text:list-item>
                <text:p xml:id="id40" text:id="id40"><text:span text:style-name="T2">Query: $git commit -m “Initial Commit”</text:span></text:p>
              </text:list-item>
              <text:list-item>
                <text:p><text:span text:style-name="T2"><text:s/></text:span></text:p>
              </text:list-item>
              <text:list-item>
                <text:p><text:span text:style-name="T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it Commands</text:p>
          </draw:text-box>
        </draw:frame>
        <draw:frame presentation:style-name="pr9" draw:text-style-name="P5" draw:layer="layout" svg:width="25.5cm" svg:height="9.75cm" svg:x="1cm" svg:y="3.75cm" presentation:class="outline">
          <draw:text-box>
            <text:list text:style-name="L3">
              <text:list-item>
                <text:p xml:id="id41" text:id="id41"><text:span text:style-name="T2">To print the logs - </text:span></text:p>
              </text:list-item>
              <text:list-item>
                <text:p xml:id="id42" text:id="id42"><text:span text:style-name="T2">Query: $ git log</text:span></text:p>
              </text:list-item>
              <text:list-item>
                <text:p><text:span text:style-name="T2"/></text:p>
              </text:list-item>
              <text:list-item>
                <text:p xml:id="id43" text:id="id43"><text:span text:style-name="T2">To change the Master pointer to another entry</text:span></text:p>
              </text:list-item>
              <text:list-item>
                <text:p xml:id="id44" text:id="id44"><text:span text:style-name="T2">Query: $ git checkout HASH_CODE</text:span></text:p>
              </text:list-item>
              <text:list-item>
                <text:p><text:span text:style-name="T2"/></text:p>
              </text:list-item>
              <text:list-item>
                <text:p xml:id="id45" text:id="id45"><text:span text:style-name="T2">To create new branch - </text:span></text:p>
              </text:list-item>
              <text:list-item>
                <text:p xml:id="id46" text:id="id46"><text:span text:style-name="T2">Query: $ git branch BRANCH_NAME</text:span></text:p>
              </text:list-item>
              <text:list-item>
                <text:p><text:span text:style-name="T2"/></text:p>
              </text:list-item>
              <text:list-item>
                <text:p xml:id="id47" text:id="id47"><text:span text:style-name="T2">To print - </text:span></text:p>
              </text:list-item>
              <text:list-item>
                <text:p xml:id="id48" text:id="id48"><text:span text:style-name="T2">Query: $ git branc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it Commands</text:p>
          </draw:text-box>
        </draw:frame>
        <draw:frame presentation:style-name="pr10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xml:id="id49" text:id="id49"><text:span text:style-name="T2">To switched / jump on another branch - </text:span></text:p>
              </text:list-item>
              <text:list-item>
                <text:p xml:id="id50" text:id="id50"><text:span text:style-name="T2">Query: $ git checkout BRANCH_NAME</text:span></text:p>
              </text:list-item>
              <text:list-item>
                <text:p><text:span text:style-name="T2"/></text:p>
              </text:list-item>
              <text:list-item>
                <text:p xml:id="id51" text:id="id51"><text:span text:style-name="T2">To merge the branch with Master branch - </text:span></text:p>
              </text:list-item>
              <text:list-item>
                <text:p xml:id="id52" text:id="id52"><text:span text:style-name="T2">Query: $git merge master</text:span></text:p>
              </text:list-item>
              <text:list-item>
                <text:p><text:span text:style-name="T2"/></text:p>
              </text:list-item>
              <text:list-item>
                <text:p xml:id="id53" text:id="id53"><text:span text:style-name="T2">If we want to protect some essential files then we use .gitignore file</text:span></text:p>
              </text:list-item>
              <text:list-item>
                <text:p xml:id="id54" text:id="id54"><text:span text:style-name="T2">To create that file we have,</text:span></text:p>
              </text:list-item>
              <text:list-item>
                <text:p xml:id="id55" text:id="id55"><text:span text:style-name="T2">Query: $ touch .gitigno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placeholder="true">
          <draw:text-box/>
        </draw:frame>
        <draw:frame presentation:style-name="pr9" draw:layer="layout" svg:width="25.5cm" svg:height="9.75cm" svg:x="0.959cm" svg:y="4.246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ny Feedback?</text:p>
              </text:list-item>
            </text:list>
          </draw:text-box>
        </draw:frame>
        <draw:custom-shape draw:name="Air-Mail" draw:style-name="gr10" draw:text-style-name="P10" draw:layer="layout" svg:width="9.525cm" svg:height="5.715cm" svg:x="8.89cm" svg:y="6.35cm">
          <text:p text:style-name="P9"><text:span text:style-name="T6">Thank You</text:span></text:p>
          <text:p text:style-name="P9"><text:span text:style-name="T6"/></text:p>
          <draw:enhanced-geometry svg:viewBox="0 0 21600 21600" draw:mirror-horizontal="false" draw:mirror-vertical="false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148" draw:display-name="Gradient 148" draw:style="linear" draw:start-color="#81d41a" draw:end-color="#81d41a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0T10:17:12.636221395</meta:creation-date>
    <meta:editing-duration>PT2H36M5S</meta:editing-duration>
    <meta:editing-cycles>17</meta:editing-cycles>
    <meta:generator>LibreOffice/7.1.2.2$Linux_X86_64 LibreOffice_project/10$Build-2</meta:generator>
    <dc:title>Alizarin</dc:title>
    <dc:date>2023-01-11T15:29:25.872415227</dc:date>
    <meta:document-statistic meta:object-count="96"/>
  </office:meta>
</office:document-meta>
</file>